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9cm" fo:margin-left="-0.203cm" table:align="left" style:writing-mode="lr-tb"/>
    </style:style>
    <style:style style:name="Tabla1.A" style:family="table-column">
      <style:table-column-properties style:column-width="4.064cm"/>
    </style:style>
    <style:style style:name="Tabla1.B" style:family="table-column">
      <style:table-column-properties style:column-width="2.032cm"/>
    </style:style>
    <style:style style:name="Tabla1.C" style:family="table-column">
      <style:table-column-properties style:column-width="6.604cm"/>
    </style:style>
    <style:style style:name="Tabla1.D" style:family="table-column">
      <style:table-column-properties style:column-width="4.0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es" fo:country="AR" style:language-complex="ar" style:country-complex="SA"/>
    </style:style>
    <style:style style:name="P3" style:family="paragraph" style:parent-style-name="Standard">
      <style:text-properties fo:language="es" fo:country="AR" officeooo:rsid="001f1fc6" officeooo:paragraph-rsid="001f1fc6" style:language-complex="ar" style:country-complex="SA"/>
    </style:style>
    <style:style style:name="P4" style:family="paragraph" style:parent-style-name="Standard">
      <style:paragraph-properties fo:text-align="justify" style:justify-single-word="false"/>
      <style:text-properties fo:language="es" fo:country="AR" officeooo:rsid="0013c298" officeooo:paragraph-rsid="00146e8e" style:language-complex="ar" style:country-complex="SA"/>
    </style:style>
    <style:style style:name="P5" style:family="paragraph" style:parent-style-name="Standard">
      <style:paragraph-properties fo:text-align="justify" style:justify-single-word="false"/>
      <style:text-properties fo:language="es" fo:country="AR" officeooo:paragraph-rsid="00146e8e" style:language-complex="ar" style:country-complex="SA"/>
    </style:style>
    <style:style style:name="P6" style:family="paragraph" style:parent-style-name="Standard">
      <style:paragraph-properties fo:text-align="justify" style:justify-single-word="false" fo:orphans="2" fo:widows="2"/>
      <style:text-properties fo:language="es" fo:country="AR" style:language-complex="ar" style:country-complex="SA"/>
    </style:style>
    <style:style style:name="P7" style:family="paragraph" style:parent-style-name="Standard">
      <style:paragraph-properties fo:text-align="justify" style:justify-single-word="false" fo:orphans="2" fo:widows="2"/>
      <style:text-properties fo:language="es" fo:country="AR" officeooo:paragraph-rsid="001869c8" style:language-complex="ar" style:country-complex="SA"/>
    </style:style>
    <style:style style:name="P8" style:family="paragraph" style:parent-style-name="Standard">
      <style:paragraph-properties fo:text-align="justify" style:justify-single-word="false" fo:orphans="2" fo:widows="2"/>
      <style:text-properties fo:language="es" fo:country="AR" officeooo:paragraph-rsid="00191876" style:language-complex="ar" style:country-complex="SA"/>
    </style:style>
    <style:style style:name="P9" style:family="paragraph" style:parent-style-name="Standard">
      <style:paragraph-properties fo:text-align="justify" style:justify-single-word="false" fo:orphans="2" fo:widows="2"/>
      <style:text-properties fo:language="es" fo:country="AR" officeooo:paragraph-rsid="0020fc08" style:language-complex="ar" style:country-complex="SA"/>
    </style:style>
    <style:style style:name="P10" style:family="paragraph" style:parent-style-name="Standard">
      <style:paragraph-properties fo:text-align="justify" style:justify-single-word="false" fo:orphans="2" fo:widows="2"/>
      <style:text-properties fo:language="es" fo:country="AR" officeooo:paragraph-rsid="00232a99" style:language-complex="ar" style:country-complex="SA"/>
    </style:style>
    <style:style style:name="P11" style:family="paragraph" style:parent-style-name="Standard">
      <style:text-properties officeooo:rsid="001f1fc6" officeooo:paragraph-rsid="001f1fc6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fo:font-size="14pt" fo:language="es" fo:country="AR" style:font-size-asian="14pt" style:language-complex="ar" style:country-complex="SA"/>
    </style:style>
    <style:style style:name="P15" style:family="paragraph" style:parent-style-name="Standard">
      <style:paragraph-properties fo:text-align="justify" style:justify-single-word="false" fo:orphans="2" fo:widows="2"/>
      <style:text-properties fo:color="#0000ff" fo:language="es" fo:country="AR" fo:font-style="italic" style:font-style-asian="italic" style:language-complex="ar" style:country-complex="SA"/>
    </style:style>
    <style:style style:name="P16" style:family="paragraph" style:parent-style-name="Standard">
      <style:paragraph-properties fo:text-align="justify" style:justify-single-word="false" fo:orphans="2" fo:widows="2"/>
      <style:text-properties fo:color="#0000ff" fo:language="es" fo:country="AR" fo:font-style="italic" officeooo:paragraph-rsid="001869c8" style:font-style-asian="italic" style:language-complex="ar" style:country-complex="SA"/>
    </style:style>
    <style:style style:name="P1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1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1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20" style:family="paragraph" style:parent-style-name="Header">
      <style:text-properties fo:font-size="12pt" style:font-size-asian="12pt"/>
    </style:style>
    <style:style style:name="P2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22" style:family="paragraph" style:parent-style-name="Standard">
      <style:paragraph-properties fo:margin-left="0cm" fo:margin-right="0.635cm" fo:text-indent="0cm" style:auto-text-indent="false"/>
    </style:style>
    <style:style style:name="P23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Times New Roman" officeooo:paragraph-rsid="001f1fc6"/>
    </style:style>
    <style:style style:name="P24" style:family="paragraph" style:parent-style-name="Heading">
      <style:paragraph-properties fo:text-align="end" style:justify-single-word="false"/>
      <style:text-properties fo:language="es" fo:country="AR" style:language-complex="ar" style:country-complex="SA"/>
    </style:style>
    <style:style style:name="P25" style:family="paragraph" style:parent-style-name="Heading">
      <style:paragraph-properties fo:text-align="end" style:justify-single-word="false"/>
      <style:text-properties fo:font-size="14pt" fo:language="es" fo:country="AR" style:font-size-asian="14pt" style:language-complex="ar" style:country-complex="SA"/>
    </style:style>
    <style:style style:name="P26" style:family="paragraph" style:parent-style-name="Heading">
      <style:paragraph-properties fo:text-align="center" style:justify-single-word="false" fo:break-before="page"/>
      <style:text-properties fo:language="es" fo:country="AR" style:language-complex="ar" style:country-complex="SA"/>
    </style:style>
    <style:style style:name="P27" style:family="paragraph" style:parent-style-name="Tabletext">
      <style:paragraph-properties fo:text-align="center" style:justify-single-word="false"/>
      <style:text-properties fo:language="es" fo:country="AR" fo:font-weight="bold" style:font-weight-asian="bold" style:language-complex="ar" style:country-complex="SA"/>
    </style:style>
    <style:style style:name="P28" style:family="paragraph" style:parent-style-name="Tabletext">
      <style:text-properties fo:language="es" fo:country="AR" style:language-complex="ar" style:country-complex="SA"/>
    </style:style>
    <style:style style:name="P29" style:family="paragraph" style:parent-style-name="Tabletext">
      <style:paragraph-properties style:snap-to-layout-grid="false"/>
      <style:text-properties fo:language="es" fo:country="AR" style:language-complex="ar" style:country-complex="SA"/>
    </style:style>
    <style:style style:name="P30" style:family="paragraph" style:parent-style-name="Tabletext">
      <style:text-properties fo:language="es" fo:country="AR" officeooo:rsid="001f1fc6" officeooo:paragraph-rsid="001f1fc6" style:language-complex="ar" style:country-complex="SA"/>
    </style:style>
    <style:style style:name="P31" style:family="paragraph" style:parent-style-name="Text_20_body">
      <style:text-properties fo:language="es" fo:country="AR" style:language-complex="ar" style:country-complex="SA"/>
    </style:style>
    <style:style style:name="P32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language="es" fo:country="AR" style:language-complex="ar" style:country-complex="SA"/>
    </style:style>
    <style:style style:name="P33" style:family="paragraph" style:parent-style-name="Heading_20_1">
      <style:paragraph-properties fo:text-align="justify" style:justify-single-word="false"/>
      <style:text-properties fo:language="es" fo:country="AR" style:language-complex="ar" style:country-complex="SA"/>
    </style:style>
    <style:style style:name="P34" style:family="paragraph" style:parent-style-name="Heading_20_1">
      <style:paragraph-properties fo:text-align="justify" style:justify-single-word="false" fo:orphans="2" fo:widows="2"/>
      <style:text-properties fo:language="es" fo:country="AR" style:language-complex="ar" style:country-complex="SA"/>
    </style:style>
    <style:style style:name="P35" style:family="paragraph" style:parent-style-name="Heading_20_1">
      <style:paragraph-properties fo:text-align="justify" style:justify-single-word="false" fo:orphans="2" fo:widows="2"/>
      <style:text-properties fo:language="es" fo:country="AR" officeooo:paragraph-rsid="001dd951" style:language-complex="ar" style:country-complex="SA"/>
    </style:style>
    <style:style style:name="P36" style:family="paragraph" style:parent-style-name="Heading" style:master-page-name="Standard">
      <style:paragraph-properties fo:text-align="end" style:justify-single-word="false" style:page-number="auto"/>
      <style:text-properties fo:language="es" fo:country="AR" officeooo:rsid="0007695f" officeooo:paragraph-rsid="00232a99" style:language-complex="ar" style:country-complex="SA"/>
    </style:style>
    <style:style style:name="P37" style:family="paragraph" style:parent-style-name="Heading" style:master-page-name="Convertir_20_1">
      <style:paragraph-properties style:page-number="auto"/>
      <style:text-properties fo:language="es" fo:country="AR" style:language-complex="ar" style:country-complex="SA"/>
    </style:style>
    <style:style style:name="P38" style:family="paragraph" style:parent-style-name="Heading">
      <style:paragraph-properties fo:break-before="page"/>
      <style:text-properties fo:language="es" fo:country="AR" style:language-complex="ar" style:country-complex="SA"/>
    </style:style>
    <style:style style:name="P39" style:family="paragraph" style:parent-style-name="Standard" style:list-style-name="L1">
      <style:paragraph-properties fo:text-align="justify" style:justify-single-word="false" fo:orphans="2" fo:widows="2"/>
      <style:text-properties fo:language="es" fo:country="AR" officeooo:rsid="001869c8" officeooo:paragraph-rsid="001869c8" style:language-complex="ar" style:country-complex="SA"/>
    </style:style>
    <style:style style:name="P40" style:family="paragraph" style:parent-style-name="Standard" style:list-style-name="L1">
      <style:paragraph-properties fo:text-align="justify" style:justify-single-word="false" fo:orphans="2" fo:widows="2"/>
      <style:text-properties fo:language="es" fo:country="AR" officeooo:rsid="00191876" officeooo:paragraph-rsid="001dd951" style:language-complex="ar" style:country-complex="SA"/>
    </style:style>
    <style:style style:name="P41" style:family="paragraph" style:parent-style-name="Standard" style:list-style-name="L2">
      <style:paragraph-properties fo:text-align="justify" style:justify-single-word="false" fo:orphans="2" fo:widows="2"/>
      <style:text-properties fo:language="es" fo:country="AR" officeooo:rsid="00191876" officeooo:paragraph-rsid="00191876" style:language-complex="ar" style:country-complex="SA"/>
    </style:style>
    <style:style style:name="P42" style:family="paragraph" style:parent-style-name="Standard" style:list-style-name="L1">
      <style:paragraph-properties fo:text-align="justify" style:justify-single-word="false" fo:orphans="2" fo:widows="2"/>
      <style:text-properties fo:language="es" fo:country="AR" officeooo:rsid="001dd951" officeooo:paragraph-rsid="001dd951" style:language-complex="ar" style:country-complex="SA"/>
    </style:style>
    <style:style style:name="P43" style:family="paragraph" style:parent-style-name="Standard" style:list-style-name="L2">
      <style:paragraph-properties fo:text-align="justify" style:justify-single-word="false" fo:orphans="2" fo:widows="2"/>
      <style:text-properties fo:language="es" fo:country="AR" officeooo:rsid="001adcb3" officeooo:paragraph-rsid="001adcb3" style:language-complex="ar" style:country-complex="SA"/>
    </style:style>
    <style:style style:name="P44" style:family="paragraph" style:parent-style-name="Standard" style:list-style-name="L2">
      <style:paragraph-properties fo:text-align="justify" style:justify-single-word="false" fo:orphans="2" fo:widows="2"/>
      <style:text-properties fo:language="es" fo:country="AR" officeooo:rsid="001c9c26" officeooo:paragraph-rsid="001c9c26" style:language-complex="ar" style:country-complex="SA"/>
    </style:style>
    <style:style style:name="P45" style:family="paragraph" style:parent-style-name="Standard" style:list-style-name="L2">
      <style:paragraph-properties fo:text-align="justify" style:justify-single-word="false" fo:orphans="2" fo:widows="2"/>
      <style:text-properties fo:color="#0000ff" fo:language="es" fo:country="AR" fo:font-style="italic" officeooo:paragraph-rsid="001c9c26" style:font-style-asian="italic" style:language-complex="ar" style:country-complex="SA"/>
    </style:style>
    <style:style style:name="P46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Times New Roman" fo:font-size="12pt" fo:language="es" fo:country="AR" officeooo:paragraph-rsid="001f1fc6" style:font-size-asian="12pt" style:language-asian="none" style:country-asian="none" style:font-name-complex="Calibri" style:font-size-complex="12pt" style:language-complex="ar" style:country-complex="SA"/>
    </style:style>
    <style:style style:name="T1" style:family="text">
      <style:text-properties officeooo:rsid="001f1fc6"/>
    </style:style>
    <style:style style:name="T2" style:family="text">
      <style:text-properties style:font-name="Symbol1" fo:font-size="10pt"/>
    </style:style>
    <style:style style:name="T3" style:family="text">
      <style:text-properties fo:font-size="12pt" fo:language="es" fo:country="AR" style:font-size-asian="12pt" style:language-asian="none" style:country-asian="none" style:font-name-complex="Calibri" style:font-size-complex="12pt" style:language-complex="ar" style:country-complex="SA"/>
    </style:style>
    <style:style style:name="T4" style:family="text">
      <style:text-properties style:font-name-asian="Arial"/>
    </style:style>
    <style:style style:name="T5" style:family="text">
      <style:text-properties officeooo:rsid="001f1fc6" style:font-name-asian="Arial"/>
    </style:style>
    <style:style style:name="T6" style:family="text">
      <style:text-properties officeooo:rsid="00146e8e"/>
    </style:style>
    <style:style style:name="T7" style:family="text">
      <style:text-properties officeooo:rsid="001590eb"/>
    </style:style>
    <style:style style:name="T8" style:family="text">
      <style:text-properties officeooo:rsid="001adcb3"/>
    </style:style>
    <style:style style:name="T9" style:family="text">
      <style:text-properties officeooo:rsid="001c9c26"/>
    </style:style>
    <style:style style:name="T10" style:family="text">
      <style:text-properties fo:language="es" fo:country="AR" style:language-asian="none" style:country-asian="none" style:language-complex="ar" style:country-complex="SA"/>
    </style:style>
    <style:style style:name="T11" style:family="text">
      <style:text-properties officeooo:rsid="001d2d1e"/>
    </style:style>
    <style:style style:name="T12" style:family="text">
      <style:text-properties officeooo:rsid="001dd951"/>
    </style:style>
    <style:style style:name="T13" style:family="text">
      <style:text-properties officeooo:rsid="001f1b93"/>
    </style:style>
    <style:style style:name="T14" style:family="text">
      <style:text-properties officeooo:rsid="0020fc08"/>
    </style:style>
    <style:style style:name="T15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Sistema de apoyo a los puntos limpios</text:p>
      <text:p text:style-name="P24">Vision</text:p>
      <text:p text:style-name="P24"/>
      <text:p text:style-name="P25">Version &lt;1.0&gt;</text:p>
      <text:p text:style-name="P14"/>
      <text:p text:style-name="P2"/>
      <text:p text:style-name="P31"/>
      <text:p text:style-name="P31"/>
      <text:p text:style-name="P37">Revision History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7">Date</text:p>
          </table:table-cell>
          <table:table-cell table:style-name="Tabla1.A1" office:value-type="string">
            <text:p text:style-name="P27">Version</text:p>
          </table:table-cell>
          <table:table-cell table:style-name="Tabla1.A1" office:value-type="string">
            <text:p text:style-name="P27">Description</text:p>
          </table:table-cell>
          <table:table-cell table:style-name="Tabla1.D1" office:value-type="string">
            <text:p text:style-name="P27">Author</text:p>
          </table:table-cell>
        </table:table-row>
        <table:table-row table:style-name="Tabla1.1">
          <table:table-cell table:style-name="Tabla1.A1" office:value-type="string">
            <text:p text:style-name="P28"><text:span text:style-name="T1">13</text:span>/<text:span text:style-name="T1">05</text:span>/<text:span text:style-name="T1">2019</text:span></text:p>
          </table:table-cell>
          <table:table-cell table:style-name="Tabla1.A1" office:value-type="string">
            <text:p text:style-name="P28"><text:span text:style-name="T1">1</text:span>.<text:span text:style-name="T1">0</text:span></text:p>
          </table:table-cell>
          <table:table-cell table:style-name="Tabla1.A1" office:value-type="string">
            <text:p text:style-name="P30">Creación del documento de visión.</text:p>
          </table:table-cell>
          <table:table-cell table:style-name="Tabla1.D1" office:value-type="string">
            <text:p text:style-name="P30">Grupo 6</text:p>
          </table:table-cell>
        </table:table-row>
        <table:table-row table:style-name="Tabla1.1">
          <table:table-cell table:style-name="Tabla1.A1" office:value-type="string">
            <text:p text:style-name="P29"/>
          </table:table-cell>
          <table:table-cell table:style-name="Tabla1.A1" office:value-type="string">
            <text:p text:style-name="P29"/>
          </table:table-cell>
          <table:table-cell table:style-name="Tabla1.A1" office:value-type="string">
            <text:p text:style-name="P29"/>
          </table:table-cell>
          <table:table-cell table:style-name="Tabla1.D1" office:value-type="string">
            <text:p text:style-name="P29"/>
          </table:table-cell>
        </table:table-row>
        <table:table-row table:style-name="Tabla1.1">
          <table:table-cell table:style-name="Tabla1.A1" office:value-type="string">
            <text:p text:style-name="P29"/>
          </table:table-cell>
          <table:table-cell table:style-name="Tabla1.A1" office:value-type="string">
            <text:p text:style-name="P29"/>
          </table:table-cell>
          <table:table-cell table:style-name="Tabla1.A1" office:value-type="string">
            <text:p text:style-name="P29"/>
          </table:table-cell>
          <table:table-cell table:style-name="Tabla1.D1" office:value-type="string">
            <text:p text:style-name="P29"/>
          </table:table-cell>
        </table:table-row>
        <table:table-row table:style-name="Tabla1.1">
          <table:table-cell table:style-name="Tabla1.A1" office:value-type="string">
            <text:p text:style-name="P29"/>
          </table:table-cell>
          <table:table-cell table:style-name="Tabla1.A1" office:value-type="string">
            <text:p text:style-name="P29"/>
          </table:table-cell>
          <table:table-cell table:style-name="Tabla1.A1" office:value-type="string">
            <text:p text:style-name="P29"/>
          </table:table-cell>
          <table:table-cell table:style-name="Tabla1.D1" office:value-type="string">
            <text:p text:style-name="P29"/>
          </table:table-cell>
        </table:table-row>
      </table:table>
      <text:p text:style-name="P2"/>
      <text:p text:style-name="P38">Table of Contents</text:p>
      <text:p text:style-name="P23"><text:span text:style-name="T10">1.</text:span><text:span text:style-name="T3"><text:tab/></text:span><text:span text:style-name="T10">Vision Statement<text:tab/></text:span></text:p>
      <text:p text:style-name="P23"><text:span text:style-name="T10">2.</text:span><text:span text:style-name="T3"><text:tab/></text:span><text:span text:style-name="T10">Target Group<text:tab/></text:span></text:p>
      <text:p text:style-name="P23"><text:span text:style-name="T10">3.</text:span><text:span text:style-name="T3"><text:tab/></text:span><text:span text:style-name="T10">Needs<text:tab/></text:span></text:p>
      <text:p text:style-name="P23"><text:span text:style-name="T10">4.</text:span><text:span text:style-name="T3"><text:tab/></text:span><text:span text:style-name="T10">Product<text:tab/></text:span></text:p>
      <text:p text:style-name="P46">5.<text:tab/>Business Goals</text:p>
      <text:p text:style-name="P26"><text:span text:style-name="T5">Vision</text:span><text:span text:style-name="T4"> </text:span></text:p>
      <text:p text:style-name="P32"/>
      <text:h text:style-name="P33" text:outline-level="1"><text:bookmark-start text:name="__RefHeading___Toc508016723"/>Vision Statement<text:bookmark-end text:name="__RefHeading___Toc508016723"/></text:h>
      <text:p text:style-name="P4"><text:tab/><text:tab/>El <text:span text:style-name="T11">propósito</text:span> que dio origen a<text:span text:style-name="T6">l proyecto</text:span>, es la necesidad por parte del <text:span text:style-name="T6">M</text:span>unicipio <text:span text:style-name="T6">de Tandil </text:span>de <text:span text:style-name="T6">contar con un sistema, el cual, le permitirá llevar a cabo el control del material reciclado y facilitará a los vecinos registrar los elementos que reciclan.</text:span></text:p>
      <text:p text:style-name="P5"/>
      <text:h text:style-name="P34" text:outline-level="1"><text:bookmark-start text:name="__RefHeading___Toc508016724"/>Target Group<text:bookmark-end text:name="__RefHeading___Toc508016724"/></text:h>
      <text:p text:style-name="P7"><text:tab/><text:span text:style-name="T7">El sistema podrá ser utilizado por empresas o municipios que estén interesados en implementarlo, buscando <text:s text:c="2"/>lograr un mayor volumen de material reciclado. Las empresas podrán obtener mayores ganancias, mientras que los municipios economizarán gastos operativos y brindarán una mejor calidad de vida a los ciudadanos.</text:span></text:p>
      <text:p text:style-name="P16"/>
      <text:h text:style-name="P34" text:outline-level="1"><text:bookmark-start text:name="__RefHeading___Toc508016725"/>Needs<text:bookmark-end text:name="__RefHeading___Toc508016725"/></text:h>
      <text:p text:style-name="P6"><text:tab/><text:span text:style-name="T12">Las necesidades a satisfacer son:</text:span></text:p>
      <text:p text:style-name="P6"/>
      <text:list xml:id="list2001168343" text:style-name="L1">
        <text:list-item>
          <text:p text:style-name="P39">Obtener una cuota <text:span text:style-name="T11">mínima</text:span> de material reciclable.</text:p>
        </text:list-item>
        <text:list-item>
          <text:p text:style-name="P39"><text:span text:style-name="T12">Buscar eficacia en la</text:span> <text:span text:style-name="T11">recolección.</text:span></text:p>
        </text:list-item>
        <text:list-item>
          <text:p text:style-name="P39">Estimar <text:span text:style-name="T11">hábitos</text:span> de consumo.</text:p>
        </text:list-item>
        <text:list-item>
          <text:p text:style-name="P39">Reducir gastos.</text:p>
        </text:list-item>
        <text:list-item>
          <text:p text:style-name="P39"><text:span text:style-name="T11">Informar</text:span> el volumen de material reciclado.</text:p>
        </text:list-item>
        <text:list-item>
          <text:p text:style-name="P39">Brind<text:span text:style-name="T12">a</text:span>r <text:span text:style-name="T11">información al vecino.</text:span></text:p>
        </text:list-item>
        <text:list-item>
          <text:p text:style-name="P40">Reducir el volumen de residuos que tienen como destino final los rellenos sanitarios.</text:p>
        </text:list-item>
        <text:list-item>
          <text:p text:style-name="P42">Motivar el reciclado.</text:p>
        </text:list-item>
      </text:list>
      <text:p text:style-name="P8"/>
      <text:h text:style-name="P35" text:outline-level="1"><text:s/>Product</text:h>
      <text:p text:style-name="P8"><text:tab/><text:span text:style-name="T13">Las características principales de este producto son:</text:span></text:p>
      <text:p text:style-name="P8"/>
      <text:list xml:id="list1992070418" text:style-name="L2">
        <text:list-item>
          <text:p text:style-name="P41">Una <text:span text:style-name="T11">aplicación</text:span> <text:span text:style-name="T11">móvil</text:span> <text:span text:style-name="T8">que asistirá con información a los vecinos.</text:span></text:p>
        </text:list-item>
        <text:list-item>
          <text:p text:style-name="P43">Aumento del volumen del material <text:span text:style-name="T13">recuperable</text:span>.</text:p>
        </text:list-item>
        <text:list-item>
          <text:p text:style-name="P43">Brinda <text:span text:style-name="T11">estadísticas</text:span> de <text:span text:style-name="T11">interés</text:span> destinadas a: Municipios, Empresas, Vecinos, <text:span text:style-name="T12">etc</text:span>.</text:p>
        </text:list-item>
        <text:list-item>
          <text:p text:style-name="P44">Permit<text:span text:style-name="T12">e</text:span> <text:span text:style-name="T12">llevar un seguimiento de</text:span> la <text:span text:style-name="T11">recolección.</text:span></text:p>
          <text:p text:style-name="P45"/>
        </text:list-item>
      </text:list>
      <text:h text:style-name="P34" text:outline-level="1"><text:bookmark-start text:name="__RefHeading___Toc508016727"/>Business Goals<text:bookmark-end text:name="__RefHeading___Toc508016727"/></text:h>
      <text:p text:style-name="P9"><text:tab/><text:span text:style-name="T9">La creación de este producto nos permitirá ser reconocidos como una empresa comprometida con el medio ambiente y el responsable reciclado. Trabajar con la Municipalidad nos dará credibilidad para en un futuro ser contratados en proyectos similares por otros entes públicos (municipios, provincias, gobiernos nacionales, etc) y posiblemente, empresas privadas.</text:span></text:p>
      <text:p text:style-name="P9"/>
      <text:p text:style-name="P10"><text:tab/><text:span text:style-name="T14">Desde nuestra perspectiva, será una gran oportunidad para insertarnos en el mercado de dispositivos móviles a partir de la creación de una app de uso masivo (market app). Nos quedamos con el conocimiento que abarcará desarrollar este producto en referencia a geolocalización en tiempo real, diferentes representaciones y muestreos de los datos y su almacenamiento, escaneo de código mediante cámara fotográfica de los smartphones.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St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St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886cm" fo:margin-left="-0.203cm" table:align="left" style:writing-mode="lr-tb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3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" style:family="table">
      <style:table-properties style:width="16.732cm" fo:margin-left="-0.191cm" table:align="left" style:writing-mode="lr-tb"/>
    </style:style>
    <style:style style:name="Tabla2.A" style:family="table-column">
      <style:table-column-properties style:column-width="5.5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fo:language="es" fo:country="AR" officeooo:rsid="001f1fc6" officeooo:paragraph-rsid="001f1fc6" style:language-complex="ar" style:country-complex="SA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1f1fc6" officeooo:paragraph-rsid="001f1fc6"/>
    </style:style>
    <style:style style:name="MP9" style:family="paragraph" style:parent-style-name="Standard">
      <style:paragraph-properties fo:margin-left="0cm" fo:margin-right="0.635cm" fo:text-indent="0cm" style:auto-text-indent="false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1f1fc6"/>
    </style:style>
    <style:style style:name="MT2" style:family="text">
      <style:text-properties style:font-name="Symbol1" fo:font-size="10pt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user-defined style:data-style-name="N0" text:name="Company"/></text:p>
        <text:p text:style-name="MP4"/>
        <text:p text:style-name="MP5"/>
      </style:header>
    </style:master-page>
    <style:master-page style:name="Convertir_20_1" style:display-name="Convertir 1" style:page-layout-name="Mpm2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6">Sistema de apoyo a los puntos limpios</text:p>
            </table:table-cell>
            <table:table-cell table:style-name="Tabla3.B1" office:value-type="string">
              <text:p text:style-name="MP7"><text:s text:c="2"/>Version: <text:s text:c="10"/>1.0</text:p>
            </table:table-cell>
          </table:table-row>
          <table:table-row table:style-name="Tabla3.1">
            <table:table-cell table:style-name="Tabla3.A1" office:value-type="string">
              <text:p text:style-name="MP8">Vision </text:p>
            </table:table-cell>
            <table:table-cell table:style-name="Tabla3.B1" office:value-type="string">
              <text:p text:style-name="Standard"><text:s text:c="2"/>Date: <text:s/><text:span text:style-name="MT1">13</text:span>/<text:span text:style-name="MT1">05</text:span>/<text:span text:style-name="MT1">2019</text:span></text:p>
            </table:table-cell>
          </table:table-row>
          <table:table-row table:style-name="Tabla3.1">
            <table:table-cell table:style-name="Tabla3.B1" table:number-columns-spanned="2" office:value-type="string">
              <text:p text:style-name="Standard"/>
            </table:table-cell>
            <table:covered-table-cell/>
          </table:table-row>
        </table:table>
        <text:p text:style-name="Header"/>
      </style:header>
      <style:footer>
        <table:table table:name="Tabla2" table:style-name="Tabla2">
          <table:table-column table:style-name="Tabla2.A" table:number-columns-repeated="3"/>
          <table:table-row table:style-name="Tabla2.1">
            <table:table-cell table:style-name="Tabla2.A1" office:value-type="string">
              <text:p text:style-name="MP9">Confidential</text:p>
            </table:table-cell>
            <table:table-cell table:style-name="Tabla2.A1" office:value-type="string">
              <text:p text:style-name="MP10"><text:span text:style-name="MT2">Ó</text:span><text:user-defined style:data-style-name="N0" text:name="Company"/>, <text:date style:data-style-name="N107" text:date-value="2019-05-06T16:10:08.958999998">2019</text:date></text:p>
            </table:table-cell>
            <table:table-cell table:style-name="Tabla2.A1" office:value-type="string">
              <text:p text:style-name="MP11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keyword/>
    <dc:description/>
    <meta:creation-date>2019-04-30T04:43:45.039000000</meta:creation-date>
    <dc:date>2019-05-06T16:10:08.602000000</dc:date>
    <meta:editing-cycles>8</meta:editing-cycles>
    <meta:editing-duration>PT50M17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51" meta:word-count="376" meta:character-count="2429" meta:non-whitespace-character-count="2088"/>
  </office:meta>
</office:document-meta>
</file>